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style:font-size-asian="26pt" style:font-style-asian="italic" style:font-size-complex="26pt" style:font-style-complex="italic"/>
    </style:style>
    <style:style style:name="P6" style:family="paragraph">
      <style:paragraph-properties fo:margin-left="0.318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font-style="italic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style:font-name="Segoe UI1" fo:font-size="26pt" style:font-size-asian="26pt" style:font-size-complex="26pt"/>
    </style:style>
    <style:style style:name="P9" style:family="paragraph">
      <style:paragraph-properties fo:margin-left="0.318cm" fo:margin-right="0cm" fo:margin-top="0cm" fo:margin-bottom="0cm" fo:text-align="center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font-style="italic" style:font-size-asian="26pt" style:font-style-asian="italic" style:font-size-complex="26pt" style:font-style-complex="italic"/>
    </style:style>
    <style:style style:name="P11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" fo:font-size="10pt" fo:font-weight="normal" style:font-name-asian="Segoe UI" style:font-size-asian="10pt" style:font-weight-asian="normal" style:font-name-complex="Segoe UI" style:font-size-complex="10pt" style:font-weight-complex="normal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" fo:font-size="26pt" fo:font-style="italic" style:font-name-asian="Segoe UI" style:font-size-asian="26pt" style:font-style-asian="italic" style:font-name-complex="Segoe UI" style:font-size-complex="26pt" style:font-style-complex="italic"/>
    </style:style>
    <style:style style:name="T7" style:family="text">
      <style:text-properties fo:color="#000000" style:text-position="0% 100%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000000" style:text-position="33%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ffffff" style:text-position="33% 58%" style:font-name="Segoe UI" fo:font-size="32pt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Old Testament</text:span></text:p>
            <text:p text:style-name="P1"><text:span text:style-name="T2">Isaiah 40:21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5.08cm" svg:x="1.27cm" svg:y="0.762cm">
          <draw:text-box>
            <text:p text:style-name="P4"><text:span text:style-name="T3">21</text:span><text:span text:style-name="T4">Do you not know? Do you not hear? </text:span><text:span text:style-name="T5">Has it not been told you from the beginning? Have you not understood from the foundations of the earth?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4.892cm" svg:height="6.263cm" svg:x="1.524cm" svg:y="0.849cm">
          <draw:text-box>
            <text:p text:style-name="P6"><text:span text:style-name="T3">22</text:span><text:span text:style-name="T4">It is he who sits above the circle of the earth, </text:span><text:span text:style-name="T5">and its inhabitants are like grasshoppers; who stretches out the heavens like a curtain, and spreads them like a tent to dwell in;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8" draw:layer="layout" svg:width="25.275cm" svg:height="7.874cm" svg:x="1.395cm" svg:y="1.016cm">
          <draw:text-box>
            <text:p text:style-name="P6"><text:span text:style-name="T3">23</text:span><text:span text:style-name="T4">who brings princes to nothing, and makes the rulers of the earth as emptiness. </text:span><text:span text:style-name="T3">24</text:span><text:span text:style-name="T4">Scarcely are they planted, scarcely sown, scarcely has their stem taken root in the earth, when he blows on them, and they with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4.892cm" svg:height="6.75cm" svg:x="1.524cm" svg:y="0.87cm">
          <draw:text-box>
            <text:p text:style-name="P6"><text:span text:style-name="T7">and the tempest carries them off like stubble. </text:span></text:p>
            <text:p text:style-name="P6"><text:span text:style-name="T3">25</text:span><text:span text:style-name="T4">To whom then will you compare me, </text:span><text:span text:style-name="T5">that I should be like him? says the Holy One. </text:span><text:span text:style-name="T8">26</text:span><text:span text:style-name="T5">Lift up your eyes on high and see: who created these?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7" draw:layer="layout" svg:width="25.654cm" svg:height="7.112cm" svg:x="1.27cm" svg:y="0.762cm">
          <draw:text-box>
            <text:p text:style-name="P6"><text:span text:style-name="T4">He who brings out their host by number, </text:span><text:span text:style-name="T5">calling them all by name, by the greatness of his might, and because he is strong in power not one is missing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5" draw:layer="layout" svg:width="24.892cm" svg:height="6.75cm" svg:x="1.524cm" svg:y="0.87cm">
          <draw:text-box>
            <text:p text:style-name="P4"><text:span text:style-name="T3">27</text:span><text:span text:style-name="T4">Why do you say, O Jacob, </text:span><text:span text:style-name="T5">and speak, O Israel,</text:span></text:p>
            <text:p text:style-name="P4"><text:span text:style-name="T5">“</text:span><text:span text:style-name="T5">My way is hidden from the LORD, and my right is disregarded by my God”? </text:span><text:span text:style-name="T8">28</text:span><text:span text:style-name="T5">Have you not known? Have you not heard?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4" draw:text-style-name="P10" draw:layer="layout" svg:width="24.638cm" svg:height="6.263cm" svg:x="1.778cm" svg:y="0.963cm">
          <draw:text-box>
            <text:p text:style-name="P1"><text:span text:style-name="T4">The LORD is the everlasting God,</text:span></text:p>
            <text:p text:style-name="P9"><text:span text:style-name="T5">the Creator of the ends of the earth.</text:span></text:p>
            <text:p text:style-name="P1"><text:span text:style-name="T5">He does not faint or grow weary;</text:span></text:p>
            <text:p text:style-name="P9"><text:span text:style-name="T5">his understanding is unsearch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5" draw:layer="layout" svg:width="24.384cm" svg:height="6.604cm" svg:x="2.032cm" svg:y="1.016cm">
          <draw:text-box>
            <text:p text:style-name="P4"><text:span text:style-name="T3">29</text:span><text:span text:style-name="T4">He gives power to the faint, </text:span><text:span text:style-name="T5">and to him who has no might he increases strength.</text:span></text:p>
            <text:p text:style-name="P4"><text:span text:style-name="T8">30</text:span><text:span text:style-name="T5">Even youths shall faint and be weary, and young men shall fall exhaust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9" draw:text-style-name="P11" draw:layer="layout" svg:width="24.384cm" svg:height="6.858cm" svg:x="1.778cm" svg:y="1.016cm">
          <draw:text-box>
            <text:p text:style-name="P6"><text:span text:style-name="T9"><text:s/></text:span><text:span text:style-name="T3">31</text:span><text:span text:style-name="T4">but they who wait for the LORD shall renew their strength; they shall mount up with wings like eagles; they shall run and not be weary; they shall walk and not fai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08:30:38.245000000</meta:creation-date>
    <dc:title>Hymn template</dc:title>
    <meta:editing-duration>PT7M20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31T18:25:22.847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5-02-05T08:30:18.729000000"/>
  </office:meta>
</office:document-meta>
</file>